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6563in" fo:margin-left="0.0181in" fo:margin-top="0in" fo:margin-bottom="0in" table:align="left" style:writing-mode="page"/>
    </style:style>
    <style:style style:name="Table1.A" style:family="table-column">
      <style:table-column-properties style:column-width="2.2264in"/>
    </style:style>
    <style:style style:name="Table1.B" style:family="table-column">
      <style:table-column-properties style:column-width="3.1493in"/>
    </style:style>
    <style:style style:name="Table1.C" style:family="table-column">
      <style:table-column-properties style:column-width="2.2806in"/>
    </style:style>
    <style:style style:name="Table1.1" style:family="table-row">
      <style:table-row-properties style:min-row-height="0.323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493in" fo:keep-together="auto"/>
    </style:style>
    <style:style style:name="Table1.4" style:family="table-row">
      <style:table-row-properties style:min-row-height="0.1979in" fo:keep-together="auto"/>
    </style:style>
    <style:style style:name="Table1.5" style:family="table-row">
      <style:table-row-properties style:min-row-height="0.1958in" fo:keep-together="auto"/>
    </style:style>
    <style:style style:name="Table1.6" style:family="table-row">
      <style:table-row-properties style:min-row-height="0.2764in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margin-top="0in" fo:margin-bottom="0in" style:contextual-spacing="false" fo:text-align="center" style:justify-single-word="false"/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P3" style:family="paragraph" style:parent-style-name="Heading_20_3">
      <style:paragraph-properties fo:margin-top="0in" fo:margin-bottom="0in" style:contextual-spacing="false" fo:text-align="center" style:justify-single-word="false"/>
      <style:text-properties fo:font-size="14pt" fo:font-style="italic" style:font-size-asian="14pt" style:font-style-asian="italic" style:font-size-complex="14pt"/>
    </style:style>
    <style:style style:name="P4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5" style:family="paragraph" style:parent-style-name="Standard">
      <style:paragraph-properties fo:text-align="justify" style:justify-single-word="false" fo:text-indent="0.3937in" style:auto-text-indent="false">
        <style:tab-stops>
          <style:tab-stop style:position="0.6898in"/>
        </style:tab-stops>
      </style:paragraph-properties>
    </style:style>
    <style:style style:name="P6" style:family="paragraph" style:parent-style-name="Standard">
      <style:paragraph-properties fo:margin-left="0.2953in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5835in" style:leader-style="solid" style:leader-text="_"/>
        </style:tab-stops>
      </style:paragraph-properties>
    </style:style>
    <style:style style:name="P9" style:family="paragraph" style:parent-style-name="Standard">
      <style:paragraph-properties fo:margin-left="0.0591in" fo:text-align="justify" style:justify-single-word="false">
        <style:tab-stops>
          <style:tab-stop style:position="1.4866in" style:leader-style="solid" style:leader-text="_"/>
        </style:tab-stops>
      </style:paragraph-properties>
    </style:style>
    <style:style style:name="P10" style:family="paragraph" style:parent-style-name="Standard">
      <style:paragraph-properties fo:margin-left="0.0591in" fo:text-align="justify" style:justify-single-word="false"/>
    </style:style>
    <style:style style:name="P11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>
        <style:tab-stops>
          <style:tab-stop style:position="0.6898in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6.5835in" style:leader-style="solid" style:leader-text="_"/>
        </style:tab-stops>
      </style:paragraph-properties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name-asian="Times New Roman1" style:font-size-asian="14pt" style:font-size-complex="14pt"/>
    </style:style>
    <style:style style:name="P14" style:family="paragraph" style:parent-style-name="Standard">
      <style:paragraph-properties fo:margin-left="0.0591in" fo:text-align="justify" style:justify-single-word="false">
        <style:tab-stops>
          <style:tab-stop style:position="1.4866in" style:leader-style="solid" style:leader-text="_"/>
        </style:tab-stops>
      </style:paragraph-properties>
      <style:text-properties fo:color="#000000" loext:opacity="100%" fo:font-size="14pt" style:font-name-asian="Times New Roman1" style:font-size-asian="14pt" style:font-size-complex="1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6.5835in" style:leader-style="solid" style:leader-text="_"/>
        </style:tab-stops>
      </style:paragraph-properties>
      <style:text-properties fo:color="#000000" loext:opacity="100%" fo:font-size="14pt" style:font-name-asian="Times New Roman1" style:font-size-asian="14pt" style:font-size-complex="14pt" fo:background-color="#ffff00"/>
    </style:style>
    <style:style style:name="P16" style:family="paragraph" style:parent-style-name="Standard">
      <style:paragraph-properties fo:margin-left="0.0591in" fo:text-align="justify" style:justify-single-word="false">
        <style:tab-stops>
          <style:tab-stop style:position="1.4866in" style:leader-style="solid" style:leader-text="_"/>
        </style:tab-stops>
      </style:paragraph-properties>
      <style:text-properties fo:color="#000000" loext:opacity="100%" fo:font-size="14pt" style:font-name-asian="Times New Roman1" style:font-size-asian="14pt" style:font-size-complex="14pt" fo:background-color="#ffff00"/>
    </style:style>
    <style:style style:name="P17" style:family="paragraph" style:parent-style-name="Standard">
      <style:paragraph-properties fo:margin-left="0.0591in"/>
      <style:text-properties fo:color="#000000" loext:opacity="100%" fo:font-size="14pt" style:font-name-asian="Times New Roman1" style:font-size-asian="14pt" style:font-size-complex="14pt" fo:background-color="#ffff00"/>
    </style:style>
    <style:style style:name="P18" style:family="paragraph" style:parent-style-name="Standard">
      <style:paragraph-properties fo:margin-left="0.0602in" fo:line-height="0.1799in"/>
      <style:text-properties fo:color="#000000" loext:opacity="100%" fo:font-size="14pt" style:font-name-asian="Times New Roman1" style:font-size-asian="14pt" style:font-size-complex="14pt" fo:background-color="#ffff00"/>
    </style:style>
    <style:style style:name="P19" style:family="paragraph" style:parent-style-name="Standard">
      <style:paragraph-properties fo:margin-top="0.1236in" fo:margin-bottom="0in" style:contextual-spacing="false" fo:line-height="0.1929in" fo:text-align="justify" style:justify-single-word="false"/>
      <style:text-properties fo:color="#000000" loext:opacity="100%" fo:font-size="14pt" fo:font-weight="bold" style:font-name-asian="Times New Roman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.0591in"/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 fo:background-color="#ffff00"/>
    </style:style>
    <style:style style:name="P21" style:family="paragraph" style:parent-style-name="Standard">
      <loext:graphic-properties draw:fill="solid" draw:fill-color="#ffff00" draw:opacity="100%"/>
      <style:paragraph-properties fo:line-height="0.1799in" fo:background-color="#ffff00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solid" draw:fill-color="#ffff00" draw:opacity="100%"/>
      <style:paragraph-properties fo:margin-top="0.1299in" fo:margin-bottom="0in" style:contextual-spacing="false" fo:line-height="0.1799in" fo:background-color="#ffff00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solid" draw:fill-color="#ffff00" draw:opacity="100%"/>
      <style:paragraph-properties fo:line-height="0.1799in" fo:text-align="justify" style:justify-single-word="false" fo:background-color="#ffff00">
        <style:tab-stops>
          <style:tab-stop style:position="1.4866in" style:leader-style="solid" style:leader-text="_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solid" draw:fill-color="#ffff00" draw:opacity="100%"/>
      <style:paragraph-properties fo:line-height="0.1799in" fo:text-align="justify" style:justify-single-word="false" fo:background-color="#ffff00">
        <style:tab-stops>
          <style:tab-stop style:position="1.4866in" style:leader-style="solid" style:leader-text="_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officeooo:paragraph-rsid="0016fae0" style:font-name-asian="Times New Roman1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solid" draw:fill-color="#ffff00" draw:opacity="100%"/>
      <style:paragraph-properties fo:margin-top="0in" fo:margin-bottom="0.0598in" style:contextual-spacing="false" fo:line-height="0.1799in" fo:background-color="#ffff00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solid" draw:fill-color="#ffff00" draw:opacity="100%"/>
      <style:paragraph-properties fo:margin-top="0.1299in" fo:margin-bottom="0in" style:contextual-spacing="false" fo:line-height="0.1799in" fo:background-color="#ffff00"/>
      <style:text-properties fo:color="#000000" loext:opacity="100%" fo:font-size="14pt" style:text-underline-style="solid" style:text-underline-width="auto" style:text-underline-color="font-color" fo:font-weight="bold" officeooo:paragraph-rsid="0016fae0" style:font-name-asian="Times New Roman1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solid" draw:fill-color="#ffff00" draw:opacity="100%"/>
      <style:paragraph-properties fo:margin-top="0in" fo:margin-bottom="0.139in" style:contextual-spacing="false" fo:line-height="115%" fo:background-color="#ffff00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solid" draw:fill-color="#ffff00" draw:opacity="100%"/>
      <style:paragraph-properties fo:margin-top="0in" fo:margin-bottom="0.139in" style:contextual-spacing="false" fo:line-height="115%" fo:background-color="#ffff00"/>
      <style:text-properties fo:color="#000000" loext:opacity="100%" fo:font-size="14pt" style:text-underline-style="solid" style:text-underline-width="auto" style:text-underline-color="font-color" fo:font-weight="bold" officeooo:paragraph-rsid="0016fae0" style:font-name-asian="Times New Roman1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solid" draw:fill-color="#ffff00" draw:opacity="100%"/>
      <style:paragraph-properties fo:margin-top="0in" fo:margin-bottom="0.139in" style:contextual-spacing="false" fo:line-height="0.2in" fo:background-color="#ffff00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.2953in" fo:text-align="justify" style:justify-single-word="false"/>
      <style:text-properties fo:font-size="14pt" style:font-name-asian="Calibri1" style:font-size-asian="14pt" style:language-asian="en" style:country-asian="US" style:font-size-complex="14pt" style:font-weight-complex="bold"/>
    </style:style>
    <style:style style:name="P31" style:family="paragraph" style:parent-style-name="Standard">
      <style:paragraph-properties fo:margin-left="0.0602in" fo:margin-top="0.1299in" fo:margin-bottom="0in" style:contextual-spacing="false" fo:line-height="0.1799in" fo:text-align="center" style:justify-single-word="false"/>
    </style:style>
    <style:style style:name="P32" style:family="paragraph" style:parent-style-name="Standard">
      <style:paragraph-properties fo:margin-top="0.1299in" fo:margin-bottom="0in" style:contextual-spacing="false" fo:line-height="0.1799in" fo:text-align="center" style:justify-single-word="false"/>
    </style:style>
    <style:style style:name="P33" style:family="paragraph" style:parent-style-name="Standard">
      <style:paragraph-properties fo:margin-left="0.0602in" fo:line-height="0.1799in"/>
    </style:style>
    <style:style style:name="P34" style:family="paragraph" style:parent-style-name="Standard">
      <style:paragraph-properties fo:margin-left="0.0591in"/>
    </style:style>
    <style:style style:name="P35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>
        <style:tab-stops>
          <style:tab-stop style:position="0.6898in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>
        <style:tab-stops>
          <style:tab-stop style:position="0.6898in"/>
        </style:tab-stops>
      </style:paragraph-properties>
      <style:text-properties officeooo:rsid="0016fae0" officeooo:paragraph-rsid="0016fae0"/>
    </style:style>
    <style:style style:name="P37" style:family="paragraph" style:parent-style-name="ТекстДиссертации">
      <style:paragraph-properties fo:margin-left="0in" fo:text-indent="0in" style:auto-text-indent="false">
        <style:tab-stops>
          <style:tab-stop style:position="1.5752in"/>
        </style:tab-stops>
      </style:paragraph-properties>
    </style:style>
    <style:style style:name="P38" style:family="paragraph" style:parent-style-name="ТекстДиссертации">
      <style:paragraph-properties fo:margin-left="0in" fo:text-indent="0in" style:auto-text-indent="false">
        <style:tab-stops>
          <style:tab-stop style:position="1.5752in"/>
        </style:tab-stops>
      </style:paragraph-properties>
      <style:text-properties fo:color="#000000" loext:opacity="100%" fo:font-size="14pt" style:font-size-asian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weight-complex="bold"/>
    </style:style>
    <style:style style:name="T3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style:font-size-asian="14pt" style:font-weight-complex="bold"/>
    </style:style>
    <style:style style:name="T9" style:family="text">
      <style:text-properties fo:font-size="14pt" style:font-name-asian="Calibri1" style:font-size-asian="14pt" style:language-asian="en" style:country-asian="US" style:font-size-complex="14pt" style:font-weight-complex="bold" fo:background-color="#ffff00"/>
    </style:style>
    <style:style style:name="T10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officeooo:rsid="0016fae0" style:font-name-asian="Calibri1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loext:opacity="100%" fo:font-size="14pt" style:font-name-asian="Times New Roman1" style:font-size-asian="14pt" style:font-size-complex="14pt"/>
    </style:style>
    <style:style style:name="T15" style:family="text">
      <style:text-properties fo:color="#000000" loext:opacity="100%" fo:font-size="14pt" style:font-name-asian="Times New Roman1" style:font-size-asian="14pt" style:font-size-complex="14pt" fo:background-color="#ffff00"/>
    </style:style>
    <style:style style:name="T16" style:family="text">
      <style:text-properties fo:color="#000000" loext:opacity="100%" fo:font-size="14pt" fo:font-weight="bold" style:font-name-asian="Times New Roman1" style:font-size-asian="14pt" style:font-weight-asian="bold" style:font-size-complex="14pt" style:font-weight-complex="bold"/>
    </style:style>
    <style:style style:name="T17" style:family="text">
      <style:text-properties fo:color="#000000" loext:opacity="100%" fo:font-size="14pt" style:font-size-asian="14pt"/>
    </style:style>
    <style:style style:name="T18" style:family="text">
      <style:text-properties fo:color="#000000" loext:opacity="100%" fo:font-size="14pt" fo:font-style="italic" style:font-name-asian="Times New Roman1" style:font-size-asian="14pt" style:font-style-asian="italic" style:font-size-complex="14pt"/>
    </style:style>
    <style:style style:name="T19" style:family="text"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 fo:background-color="#ffff00"/>
    </style:style>
    <style:style style:name="T20" style:family="text">
      <style:text-properties fo:color="#000000" loext:opacity="100%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21" style:family="text">
      <style:text-properties fo:color="#000000" loext:opacity="100%" fo:font-size="14pt" style:text-underline-style="solid" style:text-underline-width="auto" style:text-underline-color="font-color" fo:font-weight="bold" style:font-name-asian="Calibri1" style:font-size-asian="14pt" style:language-asian="en" style:country-asian="US" style:font-weight-asian="bold" style:font-size-complex="14pt" style:font-weight-complex="bold" fo:background-color="#ffff00"/>
    </style:style>
    <style:style style:name="T22" style:family="text"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23" style:family="text">
      <style:text-properties fo:color="#000000" loext:opacity="100%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24" style:family="text">
      <style:text-properties fo:color="#000000" loext:opacity="100%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4pt" style:font-name-asian="Calibri1" style:font-size-asian="14pt" style:language-asian="en" style:country-asian="US" style:font-size-complex="14pt" style:font-weight-complex="bold" fo:background-color="#ffff00"/>
    </style:style>
    <style:style style:name="T26" style:family="text">
      <style:text-properties fo:color="#000000" loext:opacity="100%" fo:font-size="14pt" style:font-name-asian="Calibri1" style:font-size-asian="14pt" style:language-asian="en" style:country-asian="US" style:font-size-complex="14pt" fo:background-color="#ffff00"/>
    </style:style>
    <style:style style:name="T27" style:family="text">
      <style:text-properties officeooo:rsid="0016fae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ТЕМА 11. </text:span><text:span text:style-name="T13">ФИЛОСОФСКОЕ ПОНИМАНИЕ ОБЩЕСТВА</text:span><text:span text:style-name="T1"> </text:span></text:h>
      <text:h text:style-name="P2" text:outline-level="3" loext:marker-style-name="T3"/>
      <text:h text:style-name="P4" text:outline-level="3" loext:marker-style-name="T3"><text:span text:style-name="T3">Практические задания</text:span><text:span text:style-name="T3"/></text:h>
      <text:p text:style-name="P5" loext:marker-style-name="T14"><text:span text:style-name="T5">1 задание:</text:span><text:span text:style-name="T14"> К. Маркс утверждал: «В общественном бытии люди вступают в независимые, от их воли не зависящие отношения – производственные отношения». Раскройте понятие производственных отношений. Приведите 3–5 примеров производственных отношений в обществе.</text:span></text:p>
      <text:p text:style-name="P13" loext:marker-style-name="T14"/>
      <text:p text:style-name="P11" loext:marker-style-name="T14"><text:span text:style-name="T14">Ответ:</text:span><text:span text:style-name="T25"> </text:span><text:span text:style-name="T21">Понятие производственных отношений, как утверждал Карл Маркс, относится к отношениям, которые люди устанавливают между собой в процессе производства материальных благ. Эти отношения определяются способом производства в конкретном обществе и включают в себя распределение труда, собственности на средства производства, а также способы организации производства.</text:span></text:p>
      <text:p text:style-name="P11"/>
      <text:p text:style-name="P36"><text:span text:style-name="T21">Примеры:</text:span></text:p>
      <text:p text:style-name="P35"/>
      <text:p text:style-name="P35"><text:span text:style-name="T26">1. Капиталистические производственные отношения: В капиталистическом обществе средства производства (фабрики, оборудование, земля и т. д.) принадлежат частным лицам или корпорациям, которые нанимают рабочую силу для производства товаров или услуг. Здесь производственные отношения определяются эксплуатацией рабочей силы в целях получения прибыли.</text:span></text:p>
      <text:p text:style-name="P35"/>
      <text:p text:style-name="P35"><text:span text:style-name="T26">2. Социалистические производственные отношения: В социалистическом обществе средства производства принадлежат коллективу или государству, а производство организовано на основе общественной собственности и планового хозяйства. Здесь производственные отношения направлены на удовлетворение потребностей общества в целом.</text:span></text:p>
      <text:p text:style-name="P35"/>
      <text:p text:style-name="P35"><text:span text:style-name="T26">3. Феодальные производственные отношения: В феодальном обществе средства производства принадлежат феодалам, которые контролируют землю и нанимают крестьян для работы на ней. Здесь производственные отношения основаны на личной зависимости крестьян от феодала и системе крепостного права.</text:span></text:p>
      <text:p text:style-name="P35"/>
      <text:p text:style-name="P35"><text:span text:style-name="T26">Эти примеры демонстрируют различные формы производственных отношений, которые определяют организацию производства и распределение материальных ресурсов в обществе.</text:span></text:p>
      <text:p text:style-name="P6" loext:marker-style-name="T10"><text:span text:style-name="T10"><text:s/></text:span><text:span text:style-name="T10"/></text:p>
      <text:p text:style-name="P30" loext:marker-style-name="T10"/>
      <text:p text:style-name="P6" loext:marker-style-name="T11"><text:span text:style-name="T10"><text:s/></text:span><text:span text:style-name="T7">2</text:span><text:span text:style-name="T5"> задание:</text:span><text:span text:style-name="T14"> <text:s/></text:span><text:span text:style-name="T11">Раскройте сущность и различие понятия <text:s/>«закон» в <text:s/>следующих</text:span></text:p>
      <text:p text:style-name="P7" loext:marker-style-name="T11"><text:span text:style-name="T11">словосочетаниях: «закон природы», «закон биологии», <text:s/>«правовой закон», <text:s/>«закон общественного развития», «закон нашего общества». Приведите примеры.</text:span><text:span text:style-name="T11"/></text:p>
      <text:p text:style-name="P15" loext:marker-style-name="T15"/>
      <text:p text:style-name="P8" loext:marker-style-name="T14"><text:span text:style-name="T14">Ответ:</text:span><text:span text:style-name="T14"/></text:p>
      <text:p text:style-name="P8" loext:marker-style-name="T11"><text:span text:style-name="T11">«</text:span><text:span text:style-name="T12">З</text:span><text:span text:style-name="T11">акон</text:span><text:span text:style-name="T12">ы</text:span><text:span text:style-name="T11"> природы»</text:span><text:span text:style-name="T14"> - </text:span><text:span text:style-name="T24">Это законы, которые определяют естественные явления и процессы в мире. Например, закон всемирного тяготения, который описывает взаимодействие масс во Вселенной.</text:span></text:p>
      <text:p text:style-name="P8" loext:marker-style-name="T11"><text:span text:style-name="T11">«</text:span><text:span text:style-name="T12">З</text:span><text:span text:style-name="T11">акон</text:span><text:span text:style-name="T12">ы</text:span><text:span text:style-name="T11"> биологии»</text:span><text:span text:style-name="T14"> - </text:span><text:span text:style-name="T24">Это законы, регулирующие жизненные процессы организмов. Например, закон наследственности, который определяет передачу генетической информации от родителей к потомству.</text:span></text:p>
      <text:p text:style-name="P8" loext:marker-style-name="T11"><text:soft-page-break/><text:span text:style-name="T11">«</text:span><text:span text:style-name="T12">П</text:span><text:span text:style-name="T11">равовой закон»</text:span><text:span text:style-name="T14"> - </text:span><text:span text:style-name="T24">Это нормы и правила, установленные государством для регулирования поведения людей в обществе. Например, Уголовный кодекс, который определяет преступления и наказания за них.</text:span></text:p>
      <text:p text:style-name="P8" loext:marker-style-name="T11"><text:span text:style-name="T11">«</text:span><text:span text:style-name="T12">З</text:span><text:span text:style-name="T11">акон</text:span><text:span text:style-name="T12">ы</text:span><text:span text:style-name="T11"> общественного развития»</text:span><text:span text:style-name="T14"> - </text:span><text:span text:style-name="T24">Это законы и закономерности, определяющие развитие общества в целом. Например, закон социального прогресса, который описывает изменения в обществе со временем.</text:span></text:p>
      <text:p text:style-name="P8" loext:marker-style-name="T11"><text:span text:style-name="T11">«</text:span><text:span text:style-name="T12">З</text:span><text:span text:style-name="T11">акон нашего общества»</text:span><text:span text:style-name="T14"> - </text:span><text:span text:style-name="T24">Это законы, принятые в конкретном обществе или стране для регулирования жизни его граждан. Например, Конституция Российской Федерации, которая устанавливает основные принципы правового строя в России.</text:span></text:p>
      <text:p text:style-name="P19" loext:marker-style-name="T16"/>
      <text:p text:style-name="P37" loext:marker-style-name="T17"><text:span text:style-name="T2"><text:s text:c="6"/></text:span><text:span text:style-name="T8">3</text:span><text:span text:style-name="T6"> задание:</text:span><text:span text:style-name="T17"> <text:s/>Раскройте сущность подходов к истории, отмеченных в таблице. <text:s/>В соответствии с принадлежностью философа <text:s/>к одному <text:s/>из подходов, впишите <text:s/>представителей: <text:s/>Д. Белл, Жак Бенинь Боссюэ, Ф. Бродель, И. Валлерстайн, А. Гундер, Н.Я. Данилевский, К. Маркс, Жозеф де Местр, Г.В. Плеханов, Ю.И. Семёнов, А. Тойнби, А. Тоффлер, О. Шпенглер, Ж. Эллюль, Ф. Энгельс.</text:span></text:p>
      <text:p text:style-name="P38" loext:marker-style-name="T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 loext:marker-style-name="T18"><text:span text:style-name="T18">подходы к истории</text:span><text:span text:style-name="T18"/></text:p>
          </table:table-cell>
          <table:table-cell table:style-name="Table1.A1" office:value-type="string">
            <text:p text:style-name="P31" loext:marker-style-name="T18"><text:span text:style-name="T18">сущность </text:span><text:span text:style-name="T18"/></text:p>
          </table:table-cell>
          <table:table-cell table:style-name="Table1.A1" office:value-type="string">
            <text:p text:style-name="P32" loext:marker-style-name="T18"><text:span text:style-name="T18">представители</text:span><text:span text:style-name="T18"/></text:p>
          </table:table-cell>
        </table:table-row>
        <table:table-row table:style-name="Table1.2">
          <table:table-cell table:style-name="Table1.A1" office:value-type="string">
            <text:p text:style-name="P34" loext:marker-style-name="T14"><text:span text:style-name="T14">Провиденциалистский подход</text:span><text:span text:style-name="T14"/></text:p>
            <text:p text:style-name="P17" loext:marker-style-name="T15"/>
          </table:table-cell>
          <table:table-cell table:style-name="Table1.A1" office:value-type="string">
            <text:p text:style-name="P22">Провиденциалистский подход к истории предполагает, что исторические события развиваются в соответствии с божественным планом или предопределением.</text:p>
          </table:table-cell>
          <table:table-cell table:style-name="Table1.A1" office:value-type="string">
            <text:p text:style-name="P26">Н.Я. Данилевский,</text:p>
            <text:p text:style-name="P26">О. Шпенглер</text:p>
          </table:table-cell>
        </table:table-row>
        <table:table-row table:style-name="Table1.2">
          <table:table-cell table:style-name="Table1.A1" office:value-type="string">
            <text:p text:style-name="P34" loext:marker-style-name="T14"><text:span text:style-name="T14">Цивилизационный подход </text:span><text:span text:style-name="T14"/></text:p>
            <text:p text:style-name="P17" loext:marker-style-name="T15"/>
          </table:table-cell>
          <table:table-cell table:style-name="Table1.A1" office:value-type="string">
            <text:p text:style-name="P22">Цивилизационный подход к истории фокусируется на изучении различных цивилизаций как особых культурных и социальных образований.</text:p>
          </table:table-cell>
          <table:table-cell table:style-name="Table1.A1" office:value-type="string">
            <text:p text:style-name="P26">А. Тойнби,</text:p>
            <text:p text:style-name="P26">Ж. Эллюль</text:p>
          </table:table-cell>
        </table:table-row>
        <table:table-row table:style-name="Table1.4">
          <table:table-cell table:style-name="Table1.A1" office:value-type="string">
            <text:p text:style-name="P14" loext:marker-style-name="T14"/>
            <text:p text:style-name="P9" loext:marker-style-name="T14"><text:span text:style-name="T14">Формационный подход </text:span><text:span text:style-name="T14"/></text:p>
            <text:p text:style-name="P16" loext:marker-style-name="T15"/>
          </table:table-cell>
          <table:table-cell table:style-name="Table1.A1" office:value-type="string">
            <text:p text:style-name="P23"><text:line-break/>Формационный подход к истории анализирует общественные формации и их развитие через различные исторические эпохи.</text:p>
          </table:table-cell>
          <table:table-cell table:style-name="Table1.A1" office:value-type="string">
            <text:p text:style-name="P24"><text:line-break/>К. Маркс, </text:p>
            <text:p text:style-name="P24">Г.В. Плеханов,</text:p>
            <text:p text:style-name="P24">Ф. Энгельс</text:p>
          </table:table-cell>
        </table:table-row>
        <table:table-row table:style-name="Table1.5">
          <table:table-cell table:style-name="Table1.A1" office:value-type="string">
            <text:p text:style-name="P17" loext:marker-style-name="T15"/>
            <text:p text:style-name="P34" loext:marker-style-name="T14"><text:span text:style-name="T14">Технологический</text:span><text:span text:style-name="T14"/></text:p>
            <text:p text:style-name="P20" loext:marker-style-name="T19"/>
          </table:table-cell>
          <table:table-cell table:style-name="Table1.A1" office:value-type="string">
            <text:p text:style-name="P21"><text:line-break/>Технологический подход к истории исследует влияние технологических инноваций на ход исторических процессов.</text:p>
          </table:table-cell>
          <table:table-cell table:style-name="Table1.A1" office:value-type="string">
            <text:p text:style-name="P27"/>
            <text:p text:style-name="P21">А. Тоффлер</text:p>
          </table:table-cell>
        </table:table-row>
        <table:table-row table:style-name="Table1.6">
          <table:table-cell table:style-name="Table1.A1" office:value-type="string">
            <text:p text:style-name="P18" loext:marker-style-name="T15"/>
            <text:p text:style-name="P33" loext:marker-style-name="T14"><text:span text:style-name="T14">Миросистемный анализ</text:span><text:span text:style-name="T14"/></text:p>
            <text:p text:style-name="P18" loext:marker-style-name="T15"/>
          </table:table-cell>
          <table:table-cell table:style-name="Table1.A1" office:value-type="string">
            <text:p text:style-name="P21"><text:line-break/>Миросистемный анализ в истории фокусируется на изучении мелких, конкретных исторических событий и их влиянии на общую картину.</text:p>
          </table:table-cell>
          <table:table-cell table:style-name="Table1.A1" office:value-type="string">
            <text:p text:style-name="P27"/>
            <text:p text:style-name="P21">Жозеф де Местр</text:p>
          </table:table-cell>
        </table:table-row>
        <table:table-row table:style-name="Table1.6">
          <table:table-cell table:style-name="Table1.A1" office:value-type="string">
            <text:p text:style-name="P10" loext:marker-style-name="T14"><text:span text:style-name="T14">Теория постиндустриального общества</text:span><text:span text:style-name="T14"/></text:p>
          </table:table-cell>
          <table:table-cell table:style-name="Table1.A1" office:value-type="string">
            <text:p text:style-name="P25"><text:line-break/>Теория постиндустриального общества рассматривает изменения в обществе, связанные с переходом от промышленного к постиндустриальному типу экономики.</text:p>
          </table:table-cell>
          <table:table-cell table:style-name="Table1.A1" office:value-type="string">
            <text:p text:style-name="P27"/>
            <text:p text:style-name="P27">А. Тоффлер</text:p>
          </table:table-cell>
        </table:table-row>
        <table:table-row table:style-name="Table1.6">
          <table:table-cell table:style-name="Table1.A1" office:value-type="string">
            <text:p text:style-name="P10" loext:marker-style-name="T14"><text:span text:style-name="T14">Глобально-</text:span><text:soft-page-break/><text:span text:style-name="T14">формационная (эстафетно-стадиальной) концепция</text:span><text:span text:style-name="T14"/></text:p>
          </table:table-cell>
          <table:table-cell table:style-name="Table1.A1" office:value-type="string">
            <text:p text:style-name="P29"><text:line-break/><text:soft-page-break/>Эта концепция истории предполагает развитие общества через различные стадии и формации на глобальном уровне.</text:p>
          </table:table-cell>
          <table:table-cell table:style-name="Table1.A1" office:value-type="string">
            <text:p text:style-name="P28">Д. Белл,<text:soft-page-break/></text:p>
            <text:p text:style-name="P28">Жак Бенинь Боссюэ,</text:p>
            <text:p text:style-name="P28">Ф. Бродель,</text:p>
            <text:p text:style-name="P28">И. Валлерстайн,</text:p>
            <text:p text:style-name="P28">А. Гундер,</text:p>
            <text:p text:style-name="P28">Ю.И. Семёнов</text:p>
          </table:table-cell>
        </table:table-row>
      </table:table>
      <text:h text:style-name="P3" text:outline-level="3" loext:marker-style-name="T4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F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3</meta:editing-cycles>
    <meta:creation-date>2019-09-23T11:50:00</meta:creation-date>
    <dc:date>2024-05-25T22:18:38.520778149</dc:date>
    <meta:editing-duration>PT45M14S</meta:editing-duration>
    <meta:generator>LibreOffice/7.6.6.3$Linux_X86_64 LibreOffice_project/60$Build-3</meta:generator>
    <meta:document-statistic meta:table-count="1" meta:image-count="0" meta:object-count="0" meta:page-count="3" meta:paragraph-count="52" meta:word-count="568" meta:character-count="4679" meta:non-whitespace-character-count="4132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